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4.104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Обычный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.6cm" fo:margin-right="0cm" fo:text-indent="-0.6cm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fo:margin-left="0.6cm" fo:margin-right="0cm" fo:text-indent="-0.6cm" style:writing-mode="lr-tb"/>
      <style:text-properties fo:font-size="1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18pt" style:font-size-asian="18pt" style:font-size-complex="18pt"/>
    </style:style>
    <style:style style:name="P7" style:family="paragraph">
      <style:paragraph-properties fo:margin-top="0.5cm" fo:margin-bottom="0cm"/>
    </style:style>
    <style:style style:name="P8" style:family="paragraph"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italic" fo:text-shadow="none" style:text-underline-style="none" fo:font-weight="normal" style:letter-kerning="true" fo:background-color="transparent" style:font-name-asian="Noto Sans CJK SC" style:font-size-asian="44pt" style:font-style-asian="italic" style:font-weight-asian="normal" style:font-name-complex="Lohit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text-shadow="none" style:text-underline-style="none" style:letter-kerning="true" fo:background-color="transparent" style:font-name-asian="Noto Sans CJK SC" style:font-name-complex="Lohit Devanagari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4.104cm" svg:x="1.4cm" svg:y="5.495cm" presentation:class="title" presentation:user-transformed="true">
          <draw:text-box>
            <text:p><text:span text:style-name="T1">Быки и коровы</text:span><text:span text:style-name="T2"><text:line-break/></text:span><text:span text:style-name="T3">Играя, развивайся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1">Л: Друзья, добрый вечер! Мы команда full-stack разработчиков на javascript. Рады представить вам наш проект "Быки и коровы".</text:p>
            </draw:text-box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2">Об игре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><text:s text:c="5"/><text:span text:style-name="T4">Быки и коровы </text:span>— логическая игра, в ходе которой игроки стремятся отгадать загаданное соперником слово. </text:p>
            <text:p><text:s text:c="5"/>Приложение предлагает 3 режима игры:</text:p>
            <text:list text:style-name="L3">
              <text:list-item>
                <text:list>
                  <text:list-item>
                    <text:list>
                      <text:list-item>
                        <text:p>Игра против компьютера (2 уровня сложности)</text:p>
                      </text:list-item>
                      <text:list-item>
                        <text:p>Онлайн-игра</text:p>
                      </text:list-item>
                      <text:list-item>
                        <text:p>Тренировка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51cm" svg:x="2.1cm" svg:y="14.107cm" presentation:class="notes" presentation:user-transformed="true">
            <draw:text-box>
              <text:p text:style-name="P3"><text:span text:style-name="T5">Л: И взрослые, и дети иногда хотят поиграть. А уж в условиях пандемии и самоизоляции онлайн-игры стали особенно востребованы, так как во-первых, это способ провести время, а во-вторых, своего рода общение с другими людьми.</text:span></text:p>
              <text:p text:style-name="P3"><text:span text:style-name="T5"><text:tab/></text:span><text:span text:style-name="T5">Игры бывают разные, хорошие и не очень :) "Быки и коровы" — это отличная игра, о которой, к сожалению, знают немногие. Мы хотим это исправить. </text:span></text:p>
              <text:p text:style-name="P3"><text:span text:style-name="T5"><text:tab/></text:span><text:span text:style-name="T5">Это логическая игра, в ходе которой игроки стремятся отгадать загаданное соперником слово. Правила достаточно просты, а в процессе развиваются мышление, память, внимательность, увеличивается словарный запас.</text:span></text:p>
              <text:p text:style-name="P3"><text:span text:style-name="T5"/></text:p>
              <text:p text:style-name="P3"><text:span text:style-name="T5">В нашей реализации пользователю доступно три режима:</text:span></text:p>
              <text:p text:style-name="P3"><text:span text:style-name="T5">- игра против компьютера </text:span></text:p>
              <text:p text:style-name="P3"><text:span text:style-name="T6">- </text:span><text:span text:style-name="T5">онлайн-игра </text:span></text:p>
              <text:p text:style-name="P3"><text:span text:style-name="T5">- тренировка</text:span></text:p>
            </draw:text-box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51cm" svg:x="2.1cm" svg:y="14.107cm" presentation:class="notes" presentation:user-transformed="true">
            <draw:text-box>
              <text:p text:style-name="P5"><text:span text:style-name="T5">?: Леша, это всё здорово!) Но давай наконец покажем само приложение.</text:span></text:p>
              <text:p text:style-name="P5"><text:span text:style-name="T5"><text:tab/></text:span><text:span text:style-name="T5">Вот главное меню. Для новичков есть раздел с правилами. Можно быстро их прочитать и начать тренировку.</text:span></text:p>
              <text:p text:style-name="P5"><text:span text:style-name="T5"><text:tab/></text:span><text:span text:style-name="T5">Есть таблица с рейтингом всех зарегистрированных игроков.</text:span></text:p>
              <text:p text:style-name="P5"><text:span text:style-name="T5"><text:tab/></text:span><text:span text:style-name="T5">Кстати, незарегистрированному пользователю доступны только режим против компьютера и тренировка. </text:span><text:span text:style-name="T7">Открываем второе окно в режиме инкогнито.</text:span></text:p>
              <text:p text:style-name="P5"><text:span text:style-name="T5"><text:tab/></text:span><text:span text:style-name="T5">А самый интересный режим — это конечно, онлайн-игра. Для этого нам необходимо пройти регистрацию. Вводим имя, почту и пароль. Почту указываем обязательно настоящую, туда придёт ссылка для активации регистрации. Всё по-взрослому!)</text:span></text:p>
              <text:p text:style-name="P5"><text:span text:style-name="T5"><text:tab/></text:span><text:span text:style-name="T5">Итак, мы подтвердили свой email. Теперь можем загрузить аватар. Готово! Давайте сыграем!</text:span></text:p>
            </draw:text-box>
          </draw:frame>
        </presentation:notes>
      </draw:page>
      <draw:page draw:name="page4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5">Л: Игра начинается с того, что мы загадываем слово из какого-то количества букв…</text:span></text:p>
              <text:p text:style-name="P5"><text:span text:style-name="T5"/></text:p>
              <text:p text:style-name="P5"><text:span text:style-name="T5">Сокеты, реальная игра, в зависимости времени доигрываем до конца или нет.</text:span></text:p>
            </draw:text-box>
          </draw:frame>
        </presentation:notes>
      </draw:page>
      <draw:page draw:name="page5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Стек технологий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>React</text:p>
            <text:p>React-router-dom</text:p>
            <text:p>React-transition-group</text:p>
            <text:p>Redux</text:p>
            <text:p>Redux-thunk</text:p>
            <text:p>Redux-toolkit</text:p>
            <text:p>MaterialUI</text:p>
            <text:p/>
          </draw:text-box>
        </draw:frame>
        <draw:frame presentation:style-name="pr4" draw:text-style-name="P1" draw:layer="layout" svg:width="12.6cm" svg:height="9.134cm" svg:x="14.2cm" svg:y="3.8cm" presentation:class="outline" presentation:user-transformed="true">
          <draw:text-box>
            <text:p text:style-name="P7">WebSockets</text:p>
            <text:p text:style-name="P7">Eslint</text:p>
            <text:p text:style-name="P7">Formik</text:p>
            <text:p text:style-name="P7">Axios</text:p>
            <text:p text:style-name="P7">Express</text:p>
            <text:p text:style-name="P7">JWT</text:p>
            <text:p text:style-name="P7">Heroku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>
            <draw:text-box>
              <text:p text:style-name="P8">?: Теперь давайте заглянем "под капот" нашего приложения.</text:p>
              <text:p text:style-name="P8"><text:tab/>Использованы самые актуальные, самые передовые технологии.</text:p>
              <text:p text:style-name="P8"><text:tab/>Это React, Redux, WebSockets, Jwt для регистрации и авторизации и т.д.</text:p>
            </draw:text-box>
          </draw:frame>
        </presentation:notes>
      </draw:page>
      <draw:page draw:name="page6" draw:style-name="dp1" draw:master-page-name="Обычный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Сложности, с которыми мы столкнулись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Будущее проекта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p text:style-name="P10"><text:span text:style-name="T8">Разработка мобильной версии игры и публикация в App Store и Google pla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Команда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Алексей Гунин</text:p>
              </text:list-item>
              <text:list-item>
                <text:p>Булат Хисамов</text:p>
              </text:list-item>
              <text:list-item>
                <text:p>Рушан Билялетдинов</text:p>
                <text:p/>
                <text:p><text:span text:style-name="T9">Распределение задач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draw:frame presentation:style-name="pr3" draw:text-style-name="P1" draw:layer="layout" svg:width="25.199cm" svg:height="2.629cm" svg:x="1.4cm" svg:y="6.232cm" presentation:class="title" presentation:user-transformed="true">
          <draw:text-box>
            <text:p><text:span text:style-name="T10">Спасибо за внимание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ru" fo:country="RU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Указатель" style:family="graphic">
      <style:paragraph-properties style:text-autospace="none"/>
      <style:text-properties style:font-name-asian="Lohit Devanagari2" style:font-family-asian="'Lohit Devanagari'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09:57:22.631995450</meta:creation-date>
    <dc:date>2022-02-28T19:51:12.603228851</dc:date>
    <meta:editing-duration>PT36M8S</meta:editing-duration>
    <meta:editing-cycles>7</meta:editing-cycles>
    <meta:generator>LibreOffice/6.4.7.2$Linux_X86_64 LibreOffice_project/40$Build-2</meta:generator>
    <meta:document-statistic meta:object-count="56"/>
  </office:meta>
</office:document-meta>
</file>